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inux Commands General Format</text:p>
      <text:p text:style-name="Standard">(1Create a file for writing with comments inside.</text:p>
      <text:p text:style-name="Standard">(2Start writing comments.</text:p>
      <text:p text:style-name="Standard">a-<text:tab/>Write a comment (vi) It is used the It works the same across different platforms and Distributions.</text:p>
      <text:p text:style-name="Standard">b-<text:tab/>B- Write a comment inside vi (I ,I,o,O,a,A) Use to esc i- Insert before current character</text:p>
      <text:p text:style-name="Standard">I- Insert at the beginning of current line</text:p>
      <text:p text:style-name="Standard">a- Append after current character.</text:p>
      <text:p text:style-name="Standard">A- Append at the end of current line</text:p>
      <text:p text:style-name="Standard">o- Open new line below current line.</text:p>
      <text:p text:style-name="Standard">O- Open new line above current line.</text:p>
      <text:p text:style-name="Standard">c-<text:tab/>- Write a comment (vi myfirst) To create a new file Letter writings i to start writing the name in the first line, then esc twice + letter o- to write the number in the second line, then esc + letter o to write a third line with the specialty and then choose to exit esc 2 and : +q! - to quit without saving recent changes w - to save recent changes and not quit wq - to save recent changes and quit session</text:p>
      <text:p text:style-name="Standard">d-<text:tab/>Click ctrl, then h, j, k, or l to move the writing location.</text:p>
      <text:p text:style-name="Standard">e-<text:tab/>Deletion inside esc twice +x – delete current character #x – delete # of characters ( e.g. 4x – deletes 4 characters starting with current) dw - delete current word #dw – delete # of words ( e.g. 3dw - deletes 3 words starting with current word) d$ (or dd) – delete current line #dd- delete # of lines ( e.g. 5dd – deletes 5 lines starting with current line)</text:p>
      <text:p text:style-name="Standard">f-<text:tab/>If we want to copy, we press y, paste p, cutd and paste</text:p>
      <text:p text:style-name="Standard">g-To change letters and words we press esc +cw - change word ( e.g. cwnew changes current word to new)</text:p>
      <text:p text:style-name="Standard"><text:s/>#cw – used to change # words with new words.</text:p>
      <text:p text:style-name="Standard">c$ - change line</text:p>
      <text:p text:style-name="Standard">#c$- change # of lines with new lines..</text:p>
      <text:p text:style-name="Standard">g-<text:tab/>Write a which will create a command mode macro called S which when pressed will go to the first line (1G) cut the line (dd) move to the end of file (G) and paste the line after (p) and then will save file (:w) and quit (q).</text:p>
      <text:p text:style-name="Standard">h-<text:tab/>te the following macros and put them in file .exrc under your home directory: Macro 1: called H which is an input mode macro that copies the last three lines of the file to the beginning of the file. Macro 2: called S which is a command mode macro that replaces the current word with the word new. Save the .exrc file and then do the following: Create a new file called testmacros and fill it up with any five lines. open the file testmacros and apply your macros ( H and S) to it. Did they work?__no_.i-<text:tab/>i-1. Type vi linux 2. Change to input mode ( _map ) 3. Type the following text Linux was first created by Linus Torvalds from Finland. He based it on the UNIX OS which was first created by Ken Thompson. Linux is open source. There are different Linux distributions, such as RedHat and Ubuntu. Linux is a very stable and popular Operating System. Using Linux is fun. Go back to command mode ( :q!, w,wq ). 4. Go to the beginning of the first line in the file linux ( S ) 5. Go to the beginning of the last line ( H ). 6. Go to the ninth line ( esc+l__ ) 7. Use the letters h, j, k, l, and w to move the cursor to the beginning of the word “Red” and then delete three chars. ( _ok ) 8. Insert the word “Black” ( _ok_ ) 9. Search for word open and move there (__ok_). 10. Delete the word “open” by using a single command ( __esc+dw_ ) 11 Undo this last deletion ( __u_ ) 12 Using the search facility move your cursor to the sentence “Linux is a very stable …”. ( /Linux_ ). 13. Using one command, change the word “is” to “was” ( esc+cw___ ) 14. Move back to the first line of the file ( __S__ ) 15. Copy four lines into the buffer ( _esc+4yy____ ) 16. Move to the end of the file ( _ok_ ) and put the copied lines there ( ok_ ) 17. Write a command mode macro called B that will save the file and quit. ( _:wq__ ) 18. Write (save) the file and quit using the macro in 17..</text:p>
      <text:p text:style-name="Standard">3) Exit to save all lab worke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5T19:14:50.791861375</meta:creation-date>
    <dc:date>2020-09-25T19:15:10.705937691</dc:date>
    <meta:editing-duration>PT25S</meta:editing-duration>
    <meta:editing-cycles>1</meta:editing-cycles>
    <meta:document-statistic meta:table-count="0" meta:image-count="0" meta:object-count="0" meta:page-count="1" meta:paragraph-count="21" meta:word-count="745" meta:character-count="3708" meta:non-whitespace-character-count="2976"/>
    <meta:generator>LibreOffice/6.4.5.2$Linux_X86_64 LibreOffice_project/40$Build-2</meta:generator>
  </office:meta>
</office:document-meta>
</file>